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elvetica Neue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dd-Type -AssemblyName System.Windows.Forms</text:p>
      <text:p text:style-name="P1"/>
      <text:p text:style-name="P1"># Create a form</text:p>
      <text:p text:style-name="P1">$form = New-Object System.Windows.Forms.Form</text:p>
      <text:p text:style-name="P1">$form.Text = "Running Services"</text:p>
      <text:p text:style-name="P1">$form.Size = New-Object System.Drawing.Size(400, 300)</text:p>
      <text:p text:style-name="P1">$form.StartPosition = "CenterScreen"</text:p>
      <text:p text:style-name="P1"/>
      <text:p text:style-name="P1"># Create a list box to display the results</text:p>
      <text:p text:style-name="P1">$listBox = New-Object System.Windows.Forms.ListBox</text:p>
      <text:p text:style-name="P1">$listBox.Location = New-Object System.Drawing.Point(10, 10)</text:p>
      <text:p text:style-name="P1">$listBox.Size = New-Object System.Drawing.Size(380, 200)</text:p>
      <text:p text:style-name="P1">$form.Controls.Add($listBox)</text:p>
      <text:p text:style-name="P1"/>
      <text:p text:style-name="P1"># Create a button to execute the check</text:p>
      <text:p text:style-name="P1">$button = New-Object System.Windows.Forms.Button</text:p>
      <text:p text:style-name="P1">$button.Location = New-Object System.Drawing.Point(150, 220)</text:p>
      <text:p text:style-name="P1">$button.Size = New-Object System.Drawing.Size(100, 30)</text:p>
      <text:p text:style-name="P1">$button.Text = "Check Services"</text:p>
      <text:p text:style-name="P1">$button.Add_Click({</text:p>
      <text:p text:style-name="P1"><text:s text:c="4"/>$runningServices = Get-Service | Where-Object {$_.Status -eq "Running"}</text:p>
      <text:p text:style-name="P1"/>
      <text:p text:style-name="P1"><text:s text:c="4"/>$antivirusServices = @("McAfeeEngineService", "NortonSecurity", "AVP")</text:p>
      <text:p text:style-name="P1"><text:s text:c="4"/>$windowsDefenderService = "WinDefend"</text:p>
      <text:p text:style-name="P1"/>
      <text:p text:style-name="P1"><text:s text:c="4"/>$antivirusPrograms = $runningServices | Where-Object {$antivirusServices -contains $_.Name}</text:p>
      <text:p text:style-name="P1"><text:s text:c="4"/>$windowsDefender = $runningServices | Where-Object {$_.Name -eq $windowsDefenderService}</text:p>
      <text:p text:style-name="P1"/>
      <text:p text:style-name="P1"><text:s text:c="4"/>$listBox.Items.Clear()</text:p>
      <text:p text:style-name="P1"/>
      <text:p text:style-name="P1"><text:s text:c="4"/>if ($antivirusPrograms) {</text:p>
      <text:p text:style-name="P1"><text:s text:c="8"/>$listBox.Items.Add("Antivirus Programs:")</text:p>
      <text:p text:style-name="P1"><text:s text:c="8"/>foreach ($service in $antivirusPrograms) {</text:p>
      <text:p text:style-name="P1"><text:s text:c="12"/>$listBox.Items.Add($service.Name + " - " + $service.DisplayName + " - " + $service.Status)</text:p>
      <text:p text:style-name="P1"><text:s text:c="8"/>}</text:p>
      <text:p text:style-name="P1"><text:s text:c="4"/>} else {</text:p>
      <text:p text:style-name="P1"><text:s text:c="8"/>$listBox.Items.Add("No antivirus programs found.")</text:p>
      <text:p text:style-name="P1"><text:s text:c="4"/>}</text:p>
      <text:p text:style-name="P1"/>
      <text:p text:style-name="P1"><text:s text:c="4"/>if ($windowsDefender) {</text:p>
      <text:p text:style-name="P1"><text:s text:c="8"/>$listBox.Items.Add("Windows Defender:")</text:p>
      <text:p text:style-name="P1"><text:s text:c="8"/>$listBox.Items.Add($windowsDefender.Name + " - " + $windowsDefender.DisplayName + " - " + $windowsDefender.Status)</text:p>
      <text:p text:style-name="P1"><text:s text:c="4"/>} else {</text:p>
      <text:p text:style-name="P1"><text:s text:c="8"/>$listBox.Items.Add("Windows Defender is not running.")</text:p>
      <text:p text:style-name="P1"><text:s text:c="4"/>}</text:p>
      <text:p text:style-name="P1">})</text:p>
      <text:p text:style-name="P1">$form.Controls.Add($button)</text:p>
      <text:p text:style-name="P1"/>
      <text:p text:style-name="P1"># Show the form</text:p>
      <text:p text:style-name="P1">$form.ShowDialog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